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43e1a" officeooo:paragraph-rsid="00043e1a"/>
    </style:style>
    <style:style style:name="P2" style:family="paragraph" style:parent-style-name="Standard">
      <style:text-properties officeooo:rsid="0004e344" officeooo:paragraph-rsid="0004e344"/>
    </style:style>
    <style:style style:name="P3" style:family="paragraph" style:parent-style-name="Standard">
      <style:text-properties officeooo:rsid="000504fd" officeooo:paragraph-rsid="000504fd"/>
    </style:style>
    <style:style style:name="P4" style:family="paragraph" style:parent-style-name="Standard" style:list-style-name="L1">
      <style:text-properties officeooo:rsid="000504fd" officeooo:paragraph-rsid="000504fd"/>
    </style:style>
    <style:style style:name="P5" style:family="paragraph" style:parent-style-name="Standard" style:list-style-name="L3">
      <style:text-properties officeooo:rsid="000504fd" officeooo:paragraph-rsid="000504fd"/>
    </style:style>
    <style:style style:name="P6" style:family="paragraph" style:parent-style-name="Standard" style:list-style-name="L1">
      <style:text-properties officeooo:rsid="0006c854" officeooo:paragraph-rsid="0006c854"/>
    </style:style>
    <style:style style:name="P7" style:family="paragraph" style:parent-style-name="Standard" style:list-style-name="L2">
      <style:text-properties officeooo:rsid="0004e344" officeooo:paragraph-rsid="0004e344"/>
    </style:style>
    <style:style style:name="P8" style:family="paragraph" style:parent-style-name="Standard" style:list-style-name="L3">
      <style:text-properties officeooo:rsid="0004e344" officeooo:paragraph-rsid="0004e344"/>
    </style:style>
    <style:style style:name="T1" style:family="text">
      <style:text-properties officeooo:rsid="0004e344"/>
    </style:style>
    <style:style style:name="T2" style:family="text">
      <style:text-properties officeooo:rsid="001fb62b"/>
    </style:style>
    <style:style style:name="T3" style:family="text">
      <style:text-properties officeooo:rsid="000504fd"/>
    </style:style>
    <style:style style:name="T4" style:family="text">
      <style:text-properties officeooo:rsid="0006c854"/>
    </style:style>
    <style:style style:name="T5" style:family="text">
      <style:text-properties officeooo:rsid="000911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does jon<text:span text:style-name="T5">e</text:span>s know?</text:p>
      <text:list xml:id="list513181825" text:style-name="L1">
        <text:list-item>
          <text:p text:style-name="P4">That they are <text:span text:style-name="T4">surprised</text:span> <text:span text:style-name="T4">that the fey wilds / earth plane and air hasn't invaded <text:s/>yet</text:span></text:p>
        </text:list-item>
        <text:list-item>
          <text:p text:style-name="P6">so fire and water has started invading</text:p>
        </text:list-item>
        <text:list-item>
          <text:p text:style-name="P6">they all wear a ring with 4 gems representing the different major plans</text:p>
        </text:list-item>
        <text:list-item>
          <text:p text:style-name="P6">Gangs/Factions are ruling the corrupt Hu Port</text:p>
        </text:list-item>
        <text:list-item>
          <text:p text:style-name="P6">Go to Young Magicians Cadia Academy or YMCA Ferrox knows everyone</text:p>
        </text:list-item>
        <text:list-item>
          <text:p text:style-name="P6">Some living goods are being transported from RiverSide or to RiverSide</text:p>
        </text:list-item>
      </text:list>
      <text:p text:style-name="P3"/>
      <text:p text:style-name="P3"/>
      <text:p text:style-name="P3"/>
      <text:p text:style-name="P1">Plains and Realms - <text:span text:style-name="T1">known</text:span></text:p>
      <text:list xml:id="list1558804515" text:style-name="L2">
        <text:list-item>
          <text:p text:style-name="P7">fire - mars</text:p>
        </text:list-item>
        <text:list-item>
          <text:p text:style-name="P7">water - </text:p>
        </text:list-item>
        <text:list-item>
          <text:p text:style-name="P7"><text:span text:style-name="T4">earth</text:span> - unknown</text:p>
        </text:list-item>
        <text:list-item>
          <text:p text:style-name="P7">death – Count Nocturn</text:p>
        </text:list-item>
        <text:list-item>
          <text:p text:style-name="P7">air - <text:s/><text:span text:style-name="T2">Theosius</text:span></text:p>
        </text:list-item>
      </text:list>
      <text:p text:style-name="P2"/>
      <text:p text:style-name="P2">Plains and Realms unknown</text:p>
      <text:list xml:id="list229684597" text:style-name="L3">
        <text:list-item>
          <text:p text:style-name="P8">cold</text:p>
        </text:list-item>
        <text:list-item>
          <text:p text:style-name="P8">Poison / <text:span text:style-name="T3">acid</text:span></text:p>
        </text:list-item>
        <text:list-item>
          <text:p text:style-name="P8">Psychic</text:p>
        </text:list-item>
        <text:list-item>
          <text:p text:style-name="P8">Radiant </text:p>
        </text:list-item>
        <text:list-item>
          <text:p text:style-name="P8">Force</text:p>
        </text:list-item>
        <text:list-item>
          <text:p text:style-name="P8">Thunder / Lightning</text:p>
        </text:list-item>
        <text:list-item>
          <text:p text:style-name="P5">Materi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7:49:12.886338811</meta:creation-date>
    <dc:date>2020-09-10T22:39:06.136167056</dc:date>
    <meta:editing-duration>PT37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21" meta:character-count="596" meta:non-whitespace-character-count="509"/>
  </office:meta>
</office:document-meta>
</file>